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3F0000003FC3DE71E0127066C9.png" manifest:media-type="image/png"/>
  <manifest:file-entry manifest:full-path="Pictures/100000000000003F0000003F646B96EDF8FE428C.png" manifest:media-type="image/png"/>
  <manifest:file-entry manifest:full-path="Pictures/100000000000003F0000003F527BCDF349FB9F13.png" manifest:media-type="image/png"/>
  <manifest:file-entry manifest:full-path="Pictures/100000000000003F0000003FD3402EC285C9EB2F.png" manifest:media-type="image/png"/>
  <manifest:file-entry manifest:full-path="Pictures/100000000000003F0000003FFAA30CCA8D26BC8C.png" manifest:media-type="image/png"/>
  <manifest:file-entry manifest:full-path="Pictures/100000000000003F0000003F15F3F4C6AC9C9CC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3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gs" table:style-name="ta1">
        <table:shapes>
          <draw:g draw:z-index="0">
            <draw:frame draw:name="Image 1" draw:style-name="gr1" draw:text-style-name="P1" svg:width="7.5mm" svg:height="7.5mm" svg:x="41.14mm" svg:y="5.5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5.5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5.7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5.71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5.7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5.7mm">
              <draw:image xlink:href="Pictures/100000000000003F0000003FC3DE71E0127066C9.png" xlink:type="simple" xlink:show="embed" xlink:actuate="onLoad">
                <text:p/>
              </draw:image>
            </draw:frame>
          </draw:g>
          <draw:g draw:z-index="1">
            <draw:frame draw:name="Image 1" draw:style-name="gr1" draw:text-style-name="P1" svg:width="7.5mm" svg:height="7.5mm" svg:x="41.14mm" svg:y="119.86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119.86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120.06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120.07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120.06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120.06mm">
              <draw:image xlink:href="Pictures/100000000000003F0000003FC3DE71E0127066C9.png" xlink:type="simple" xlink:show="embed" xlink:actuate="onLoad">
                <text:p/>
              </draw:image>
            </draw:frame>
          </draw:g>
        </table:shapes>
        <table:table-column table:style-name="co1" table:default-cell-style-name="ce2"/>
        <table:table-column table:style-name="co2" table:number-columns-repeated="6" table:default-cell-style-name="ce4"/>
        <table:table-row table:style-name="ro1">
          <table:table-cell table:style-name="ce1" office:value-type="string" calcext:value-type="string">
            <text:p>MAN – Ho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office:value-type="string" calcext:value-type="string">
            <text:p>Martea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x100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ngueu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0m hai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00m steep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0 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0 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ch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qu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 m hai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uteu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0 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ip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00 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00 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 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avel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lais olympique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WOM – Fe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office:value-type="string" calcext:value-type="string">
            <text:p>Marteau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4x100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Perche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Hauteur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100m haies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Disque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100 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Longueur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800 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Poids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400 m haies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200 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Javelot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3000 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1500 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Triple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400 m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Relais olympique</text:p>
          </table:table-cell>
          <table:table-cell table:style-name="ce5" table:number-columns-repeated="6"/>
        </table:table-row>
      </table:table>
      <table:table table:name="Points" table:style-name="ta1" table:print-ranges="Points.A1:Points.G47">
        <table:shapes>
          <draw:g draw:z-index="0">
            <draw:frame draw:name="Image 1" draw:style-name="gr1" draw:text-style-name="P1" svg:width="7.5mm" svg:height="7.5mm" svg:x="41.21mm" svg:y="5.47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23mm" svg:y="5.47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33mm" svg:y="5.67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8mm" svg:y="5.68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32mm" svg:y="5.67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35mm" svg:y="5.67mm">
              <draw:image xlink:href="Pictures/100000000000003F0000003FC3DE71E0127066C9.png" xlink:type="simple" xlink:show="embed" xlink:actuate="onLoad">
                <text:p/>
              </draw:image>
            </draw:frame>
          </draw:g>
          <draw:g draw:z-index="1">
            <draw:frame draw:name="Image 1" draw:style-name="gr1" draw:text-style-name="P1" svg:width="7.5mm" svg:height="7.5mm" svg:x="41.14mm" svg:y="120.34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120.34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120.54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120.55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120.54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120.54mm">
              <draw:image xlink:href="Pictures/100000000000003F0000003FC3DE71E0127066C9.png" xlink:type="simple" xlink:show="embed" xlink:actuate="onLoad">
                <text:p/>
              </draw:image>
            </draw:frame>
          </draw:g>
        </table:shapes>
        <table:table-column table:style-name="co1" table:default-cell-style-name="Default"/>
        <table:table-column table:style-name="co2" table:number-columns-repeated="6" table:default-cell-style-name="ce10"/>
        <table:table-row table:style-name="ro1">
          <table:table-cell table:style-name="ce1" office:value-type="string" calcext:value-type="string">
            <text:p>MAN – Ho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table:style-name="ce2" office:value-type="string" calcext:value-type="string">
            <text:p>Marteau</text:p>
          </table:table-cell>
          <table:table-cell table:style-name="ce7" table:formula="of:=IF([Rangs.B2]=&quot;&quot;;0;IF([Rangs.B2]=1;7;7-[Rangs.B2]))" office:value-type="float" office:value="0" calcext:value-type="float">
            <text:p>0</text:p>
          </table:table-cell>
          <table:table-cell table:style-name="ce7" table:formula="of:=IF([Rangs.C2]=&quot;&quot;;0;IF([Rangs.C2]=1;7;7-[Rangs.C2]))" office:value-type="float" office:value="0" calcext:value-type="float">
            <text:p>0</text:p>
          </table:table-cell>
          <table:table-cell table:style-name="ce7" table:formula="of:=IF([Rangs.D2]=&quot;&quot;;0;IF([Rangs.D2]=1;7;7-[Rangs.D2]))" office:value-type="float" office:value="0" calcext:value-type="float">
            <text:p>0</text:p>
          </table:table-cell>
          <table:table-cell table:style-name="ce7" table:formula="of:=IF([Rangs.E2]=&quot;&quot;;0;IF([Rangs.E2]=1;7;7-[Rangs.E2]))" office:value-type="float" office:value="0" calcext:value-type="float">
            <text:p>0</text:p>
          </table:table-cell>
          <table:table-cell table:style-name="ce7" table:formula="of:=IF([Rangs.F2]=&quot;&quot;;0;IF([Rangs.F2]=1;7;7-[Rangs.F2]))" office:value-type="float" office:value="0" calcext:value-type="float">
            <text:p>0</text:p>
          </table:table-cell>
          <table:table-cell table:style-name="ce7" table:formula="of:=IF([Rangs.G2]=&quot;&quot;;0;IF([Rangs.G2]=1;7;7-[Rangs.G2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4x100m</text:p>
          </table:table-cell>
          <table:table-cell table:style-name="ce7" table:formula="of:=IF([Rangs.B3]=&quot;&quot;;0;IF([Rangs.B3]=1;7;7-[Rangs.B3]))" office:value-type="float" office:value="0" calcext:value-type="float">
            <text:p>0</text:p>
          </table:table-cell>
          <table:table-cell table:style-name="ce7" table:formula="of:=IF([Rangs.C3]=&quot;&quot;;0;IF([Rangs.C3]=1;7;7-[Rangs.C3]))" office:value-type="float" office:value="0" calcext:value-type="float">
            <text:p>0</text:p>
          </table:table-cell>
          <table:table-cell table:style-name="ce7" table:formula="of:=IF([Rangs.D3]=&quot;&quot;;0;IF([Rangs.D3]=1;7;7-[Rangs.D3]))" office:value-type="float" office:value="0" calcext:value-type="float">
            <text:p>0</text:p>
          </table:table-cell>
          <table:table-cell table:style-name="ce7" table:formula="of:=IF([Rangs.E3]=&quot;&quot;;0;IF([Rangs.E3]=1;7;7-[Rangs.E3]))" office:value-type="float" office:value="0" calcext:value-type="float">
            <text:p>0</text:p>
          </table:table-cell>
          <table:table-cell table:style-name="ce7" table:formula="of:=IF([Rangs.F3]=&quot;&quot;;0;IF([Rangs.F3]=1;7;7-[Rangs.F3]))" office:value-type="float" office:value="0" calcext:value-type="float">
            <text:p>0</text:p>
          </table:table-cell>
          <table:table-cell table:style-name="ce7" table:formula="of:=IF([Rangs.G3]=&quot;&quot;;0;IF([Rangs.G3]=1;7;7-[Rangs.G3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Longueur</text:p>
          </table:table-cell>
          <table:table-cell table:style-name="ce7" table:formula="of:=IF([Rangs.B4]=&quot;&quot;;0;IF([Rangs.B4]=1;7;7-[Rangs.B4]))" office:value-type="float" office:value="0" calcext:value-type="float">
            <text:p>0</text:p>
          </table:table-cell>
          <table:table-cell table:style-name="ce7" table:formula="of:=IF([Rangs.C4]=&quot;&quot;;0;IF([Rangs.C4]=1;7;7-[Rangs.C4]))" office:value-type="float" office:value="0" calcext:value-type="float">
            <text:p>0</text:p>
          </table:table-cell>
          <table:table-cell table:style-name="ce7" table:formula="of:=IF([Rangs.D4]=&quot;&quot;;0;IF([Rangs.D4]=1;7;7-[Rangs.D4]))" office:value-type="float" office:value="0" calcext:value-type="float">
            <text:p>0</text:p>
          </table:table-cell>
          <table:table-cell table:style-name="ce7" table:formula="of:=IF([Rangs.E4]=&quot;&quot;;0;IF([Rangs.E4]=1;7;7-[Rangs.E4]))" office:value-type="float" office:value="0" calcext:value-type="float">
            <text:p>0</text:p>
          </table:table-cell>
          <table:table-cell table:style-name="ce7" table:formula="of:=IF([Rangs.F4]=&quot;&quot;;0;IF([Rangs.F4]=1;7;7-[Rangs.F4]))" office:value-type="float" office:value="0" calcext:value-type="float">
            <text:p>0</text:p>
          </table:table-cell>
          <table:table-cell table:style-name="ce7" table:formula="of:=IF([Rangs.G4]=&quot;&quot;;0;IF([Rangs.G4]=1;7;7-[Rangs.G4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10m haies</text:p>
          </table:table-cell>
          <table:table-cell table:style-name="ce7" table:formula="of:=IF([Rangs.B5]=&quot;&quot;;0;IF([Rangs.B5]=1;7;7-[Rangs.B5]))" office:value-type="float" office:value="0" calcext:value-type="float">
            <text:p>0</text:p>
          </table:table-cell>
          <table:table-cell table:style-name="ce7" table:formula="of:=IF([Rangs.C5]=&quot;&quot;;0;IF([Rangs.C5]=1;7;7-[Rangs.C5]))" office:value-type="float" office:value="0" calcext:value-type="float">
            <text:p>0</text:p>
          </table:table-cell>
          <table:table-cell table:style-name="ce7" table:formula="of:=IF([Rangs.D5]=&quot;&quot;;0;IF([Rangs.D5]=1;7;7-[Rangs.D5]))" office:value-type="float" office:value="0" calcext:value-type="float">
            <text:p>0</text:p>
          </table:table-cell>
          <table:table-cell table:style-name="ce7" table:formula="of:=IF([Rangs.E5]=&quot;&quot;;0;IF([Rangs.E5]=1;7;7-[Rangs.E5]))" office:value-type="float" office:value="0" calcext:value-type="float">
            <text:p>0</text:p>
          </table:table-cell>
          <table:table-cell table:style-name="ce7" table:formula="of:=IF([Rangs.F5]=&quot;&quot;;0;IF([Rangs.F5]=1;7;7-[Rangs.F5]))" office:value-type="float" office:value="0" calcext:value-type="float">
            <text:p>0</text:p>
          </table:table-cell>
          <table:table-cell table:style-name="ce7" table:formula="of:=IF([Rangs.G5]=&quot;&quot;;0;IF([Rangs.G5]=1;7;7-[Rangs.G5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3000m steeple</text:p>
          </table:table-cell>
          <table:table-cell table:style-name="ce7" table:formula="of:=IF([Rangs.B6]=&quot;&quot;;0;IF([Rangs.B6]=1;7;7-[Rangs.B6]))" office:value-type="float" office:value="0" calcext:value-type="float">
            <text:p>0</text:p>
          </table:table-cell>
          <table:table-cell table:style-name="ce7" table:formula="of:=IF([Rangs.C6]=&quot;&quot;;0;IF([Rangs.C6]=1;7;7-[Rangs.C6]))" office:value-type="float" office:value="0" calcext:value-type="float">
            <text:p>0</text:p>
          </table:table-cell>
          <table:table-cell table:style-name="ce7" table:formula="of:=IF([Rangs.D6]=&quot;&quot;;0;IF([Rangs.D6]=1;7;7-[Rangs.D6]))" office:value-type="float" office:value="0" calcext:value-type="float">
            <text:p>0</text:p>
          </table:table-cell>
          <table:table-cell table:style-name="ce7" table:formula="of:=IF([Rangs.E6]=&quot;&quot;;0;IF([Rangs.E6]=1;7;7-[Rangs.E6]))" office:value-type="float" office:value="0" calcext:value-type="float">
            <text:p>0</text:p>
          </table:table-cell>
          <table:table-cell table:style-name="ce7" table:formula="of:=IF([Rangs.F6]=&quot;&quot;;0;IF([Rangs.F6]=1;7;7-[Rangs.F6]))" office:value-type="float" office:value="0" calcext:value-type="float">
            <text:p>0</text:p>
          </table:table-cell>
          <table:table-cell table:style-name="ce7" table:formula="of:=IF([Rangs.G6]=&quot;&quot;;0;IF([Rangs.G6]=1;7;7-[Rangs.G6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Poids</text:p>
          </table:table-cell>
          <table:table-cell table:style-name="ce7" table:formula="of:=IF([Rangs.B7]=&quot;&quot;;0;IF([Rangs.B7]=1;7;7-[Rangs.B7]))" office:value-type="float" office:value="0" calcext:value-type="float">
            <text:p>0</text:p>
          </table:table-cell>
          <table:table-cell table:style-name="ce7" table:formula="of:=IF([Rangs.C7]=&quot;&quot;;0;IF([Rangs.C7]=1;7;7-[Rangs.C7]))" office:value-type="float" office:value="0" calcext:value-type="float">
            <text:p>0</text:p>
          </table:table-cell>
          <table:table-cell table:style-name="ce7" table:formula="of:=IF([Rangs.D7]=&quot;&quot;;0;IF([Rangs.D7]=1;7;7-[Rangs.D7]))" office:value-type="float" office:value="0" calcext:value-type="float">
            <text:p>0</text:p>
          </table:table-cell>
          <table:table-cell table:style-name="ce7" table:formula="of:=IF([Rangs.E7]=&quot;&quot;;0;IF([Rangs.E7]=1;7;7-[Rangs.E7]))" office:value-type="float" office:value="0" calcext:value-type="float">
            <text:p>0</text:p>
          </table:table-cell>
          <table:table-cell table:style-name="ce7" table:formula="of:=IF([Rangs.F7]=&quot;&quot;;0;IF([Rangs.F7]=1;7;7-[Rangs.F7]))" office:value-type="float" office:value="0" calcext:value-type="float">
            <text:p>0</text:p>
          </table:table-cell>
          <table:table-cell table:style-name="ce7" table:formula="of:=IF([Rangs.G7]=&quot;&quot;;0;IF([Rangs.G7]=1;7;7-[Rangs.G7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00 m</text:p>
          </table:table-cell>
          <table:table-cell table:style-name="ce7" table:formula="of:=IF([Rangs.B8]=&quot;&quot;;0;IF([Rangs.B8]=1;7;7-[Rangs.B8]))" office:value-type="float" office:value="0" calcext:value-type="float">
            <text:p>0</text:p>
          </table:table-cell>
          <table:table-cell table:style-name="ce7" table:formula="of:=IF([Rangs.C8]=&quot;&quot;;0;IF([Rangs.C8]=1;7;7-[Rangs.C8]))" office:value-type="float" office:value="0" calcext:value-type="float">
            <text:p>0</text:p>
          </table:table-cell>
          <table:table-cell table:style-name="ce7" table:formula="of:=IF([Rangs.D8]=&quot;&quot;;0;IF([Rangs.D8]=1;7;7-[Rangs.D8]))" office:value-type="float" office:value="0" calcext:value-type="float">
            <text:p>0</text:p>
          </table:table-cell>
          <table:table-cell table:style-name="ce7" table:formula="of:=IF([Rangs.E8]=&quot;&quot;;0;IF([Rangs.E8]=1;7;7-[Rangs.E8]))" office:value-type="float" office:value="0" calcext:value-type="float">
            <text:p>0</text:p>
          </table:table-cell>
          <table:table-cell table:style-name="ce7" table:formula="of:=IF([Rangs.F8]=&quot;&quot;;0;IF([Rangs.F8]=1;7;7-[Rangs.F8]))" office:value-type="float" office:value="0" calcext:value-type="float">
            <text:p>0</text:p>
          </table:table-cell>
          <table:table-cell table:style-name="ce7" table:formula="of:=IF([Rangs.G8]=&quot;&quot;;0;IF([Rangs.G8]=1;7;7-[Rangs.G8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800 m</text:p>
          </table:table-cell>
          <table:table-cell table:style-name="ce7" table:formula="of:=IF([Rangs.B9]=&quot;&quot;;0;IF([Rangs.B9]=1;7;7-[Rangs.B9]))" office:value-type="float" office:value="0" calcext:value-type="float">
            <text:p>0</text:p>
          </table:table-cell>
          <table:table-cell table:style-name="ce7" table:formula="of:=IF([Rangs.C9]=&quot;&quot;;0;IF([Rangs.C9]=1;7;7-[Rangs.C9]))" office:value-type="float" office:value="0" calcext:value-type="float">
            <text:p>0</text:p>
          </table:table-cell>
          <table:table-cell table:style-name="ce7" table:formula="of:=IF([Rangs.D9]=&quot;&quot;;0;IF([Rangs.D9]=1;7;7-[Rangs.D9]))" office:value-type="float" office:value="0" calcext:value-type="float">
            <text:p>0</text:p>
          </table:table-cell>
          <table:table-cell table:style-name="ce7" table:formula="of:=IF([Rangs.E9]=&quot;&quot;;0;IF([Rangs.E9]=1;7;7-[Rangs.E9]))" office:value-type="float" office:value="0" calcext:value-type="float">
            <text:p>0</text:p>
          </table:table-cell>
          <table:table-cell table:style-name="ce7" table:formula="of:=IF([Rangs.F9]=&quot;&quot;;0;IF([Rangs.F9]=1;7;7-[Rangs.F9]))" office:value-type="float" office:value="0" calcext:value-type="float">
            <text:p>0</text:p>
          </table:table-cell>
          <table:table-cell table:style-name="ce7" table:formula="of:=IF([Rangs.G9]=&quot;&quot;;0;IF([Rangs.G9]=1;7;7-[Rangs.G9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Perche</text:p>
          </table:table-cell>
          <table:table-cell table:style-name="ce7" table:formula="of:=IF([Rangs.B10]=&quot;&quot;;0;IF([Rangs.B10]=1;7;7-[Rangs.B10]))" office:value-type="float" office:value="0" calcext:value-type="float">
            <text:p>0</text:p>
          </table:table-cell>
          <table:table-cell table:style-name="ce7" table:formula="of:=IF([Rangs.C10]=&quot;&quot;;0;IF([Rangs.C10]=1;7;7-[Rangs.C10]))" office:value-type="float" office:value="0" calcext:value-type="float">
            <text:p>0</text:p>
          </table:table-cell>
          <table:table-cell table:style-name="ce7" table:formula="of:=IF([Rangs.D10]=&quot;&quot;;0;IF([Rangs.D10]=1;7;7-[Rangs.D10]))" office:value-type="float" office:value="0" calcext:value-type="float">
            <text:p>0</text:p>
          </table:table-cell>
          <table:table-cell table:style-name="ce7" table:formula="of:=IF([Rangs.E10]=&quot;&quot;;0;IF([Rangs.E10]=1;7;7-[Rangs.E10]))" office:value-type="float" office:value="0" calcext:value-type="float">
            <text:p>0</text:p>
          </table:table-cell>
          <table:table-cell table:style-name="ce7" table:formula="of:=IF([Rangs.F10]=&quot;&quot;;0;IF([Rangs.F10]=1;7;7-[Rangs.F10]))" office:value-type="float" office:value="0" calcext:value-type="float">
            <text:p>0</text:p>
          </table:table-cell>
          <table:table-cell table:style-name="ce7" table:formula="of:=IF([Rangs.G10]=&quot;&quot;;0;IF([Rangs.G10]=1;7;7-[Rangs.G10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Disque</text:p>
          </table:table-cell>
          <table:table-cell table:style-name="ce7" table:formula="of:=IF([Rangs.B11]=&quot;&quot;;0;IF([Rangs.B11]=1;7;7-[Rangs.B11]))" office:value-type="float" office:value="0" calcext:value-type="float">
            <text:p>0</text:p>
          </table:table-cell>
          <table:table-cell table:style-name="ce7" table:formula="of:=IF([Rangs.C11]=&quot;&quot;;0;IF([Rangs.C11]=1;7;7-[Rangs.C11]))" office:value-type="float" office:value="0" calcext:value-type="float">
            <text:p>0</text:p>
          </table:table-cell>
          <table:table-cell table:style-name="ce7" table:formula="of:=IF([Rangs.D11]=&quot;&quot;;0;IF([Rangs.D11]=1;7;7-[Rangs.D11]))" office:value-type="float" office:value="0" calcext:value-type="float">
            <text:p>0</text:p>
          </table:table-cell>
          <table:table-cell table:style-name="ce7" table:formula="of:=IF([Rangs.E11]=&quot;&quot;;0;IF([Rangs.E11]=1;7;7-[Rangs.E11]))" office:value-type="float" office:value="0" calcext:value-type="float">
            <text:p>0</text:p>
          </table:table-cell>
          <table:table-cell table:style-name="ce7" table:formula="of:=IF([Rangs.F11]=&quot;&quot;;0;IF([Rangs.F11]=1;7;7-[Rangs.F11]))" office:value-type="float" office:value="0" calcext:value-type="float">
            <text:p>0</text:p>
          </table:table-cell>
          <table:table-cell table:style-name="ce7" table:formula="of:=IF([Rangs.G11]=&quot;&quot;;0;IF([Rangs.G11]=1;7;7-[Rangs.G11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400 m haies</text:p>
          </table:table-cell>
          <table:table-cell table:style-name="ce7" table:formula="of:=IF([Rangs.B12]=&quot;&quot;;0;IF([Rangs.B12]=1;7;7-[Rangs.B12]))" office:value-type="float" office:value="0" calcext:value-type="float">
            <text:p>0</text:p>
          </table:table-cell>
          <table:table-cell table:style-name="ce7" table:formula="of:=IF([Rangs.C12]=&quot;&quot;;0;IF([Rangs.C12]=1;7;7-[Rangs.C12]))" office:value-type="float" office:value="0" calcext:value-type="float">
            <text:p>0</text:p>
          </table:table-cell>
          <table:table-cell table:style-name="ce7" table:formula="of:=IF([Rangs.D12]=&quot;&quot;;0;IF([Rangs.D12]=1;7;7-[Rangs.D12]))" office:value-type="float" office:value="0" calcext:value-type="float">
            <text:p>0</text:p>
          </table:table-cell>
          <table:table-cell table:style-name="ce7" table:formula="of:=IF([Rangs.E12]=&quot;&quot;;0;IF([Rangs.E12]=1;7;7-[Rangs.E12]))" office:value-type="float" office:value="0" calcext:value-type="float">
            <text:p>0</text:p>
          </table:table-cell>
          <table:table-cell table:style-name="ce7" table:formula="of:=IF([Rangs.F12]=&quot;&quot;;0;IF([Rangs.F12]=1;7;7-[Rangs.F12]))" office:value-type="float" office:value="0" calcext:value-type="float">
            <text:p>0</text:p>
          </table:table-cell>
          <table:table-cell table:style-name="ce7" table:formula="of:=IF([Rangs.G12]=&quot;&quot;;0;IF([Rangs.G12]=1;7;7-[Rangs.G12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Hauteur</text:p>
          </table:table-cell>
          <table:table-cell table:style-name="ce7" table:formula="of:=IF([Rangs.B13]=&quot;&quot;;0;IF([Rangs.B13]=1;7;7-[Rangs.B13]))" office:value-type="float" office:value="0" calcext:value-type="float">
            <text:p>0</text:p>
          </table:table-cell>
          <table:table-cell table:style-name="ce7" table:formula="of:=IF([Rangs.C13]=&quot;&quot;;0;IF([Rangs.C13]=1;7;7-[Rangs.C13]))" office:value-type="float" office:value="0" calcext:value-type="float">
            <text:p>0</text:p>
          </table:table-cell>
          <table:table-cell table:style-name="ce7" table:formula="of:=IF([Rangs.D13]=&quot;&quot;;0;IF([Rangs.D13]=1;7;7-[Rangs.D13]))" office:value-type="float" office:value="0" calcext:value-type="float">
            <text:p>0</text:p>
          </table:table-cell>
          <table:table-cell table:style-name="ce7" table:formula="of:=IF([Rangs.E13]=&quot;&quot;;0;IF([Rangs.E13]=1;7;7-[Rangs.E13]))" office:value-type="float" office:value="0" calcext:value-type="float">
            <text:p>0</text:p>
          </table:table-cell>
          <table:table-cell table:style-name="ce7" table:formula="of:=IF([Rangs.F13]=&quot;&quot;;0;IF([Rangs.F13]=1;7;7-[Rangs.F13]))" office:value-type="float" office:value="0" calcext:value-type="float">
            <text:p>0</text:p>
          </table:table-cell>
          <table:table-cell table:style-name="ce7" table:formula="of:=IF([Rangs.G13]=&quot;&quot;;0;IF([Rangs.G13]=1;7;7-[Rangs.G13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200 m</text:p>
          </table:table-cell>
          <table:table-cell table:style-name="ce7" table:formula="of:=IF([Rangs.B14]=&quot;&quot;;0;IF([Rangs.B14]=1;7;7-[Rangs.B14]))" office:value-type="float" office:value="0" calcext:value-type="float">
            <text:p>0</text:p>
          </table:table-cell>
          <table:table-cell table:style-name="ce7" table:formula="of:=IF([Rangs.C14]=&quot;&quot;;0;IF([Rangs.C14]=1;7;7-[Rangs.C14]))" office:value-type="float" office:value="0" calcext:value-type="float">
            <text:p>0</text:p>
          </table:table-cell>
          <table:table-cell table:style-name="ce7" table:formula="of:=IF([Rangs.D14]=&quot;&quot;;0;IF([Rangs.D14]=1;7;7-[Rangs.D14]))" office:value-type="float" office:value="0" calcext:value-type="float">
            <text:p>0</text:p>
          </table:table-cell>
          <table:table-cell table:style-name="ce7" table:formula="of:=IF([Rangs.E14]=&quot;&quot;;0;IF([Rangs.E14]=1;7;7-[Rangs.E14]))" office:value-type="float" office:value="0" calcext:value-type="float">
            <text:p>0</text:p>
          </table:table-cell>
          <table:table-cell table:style-name="ce7" table:formula="of:=IF([Rangs.F14]=&quot;&quot;;0;IF([Rangs.F14]=1;7;7-[Rangs.F14]))" office:value-type="float" office:value="0" calcext:value-type="float">
            <text:p>0</text:p>
          </table:table-cell>
          <table:table-cell table:style-name="ce7" table:formula="of:=IF([Rangs.G14]=&quot;&quot;;0;IF([Rangs.G14]=1;7;7-[Rangs.G14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Triple</text:p>
          </table:table-cell>
          <table:table-cell table:style-name="ce7" table:formula="of:=IF([Rangs.B15]=&quot;&quot;;0;IF([Rangs.B15]=1;7;7-[Rangs.B15]))" office:value-type="float" office:value="0" calcext:value-type="float">
            <text:p>0</text:p>
          </table:table-cell>
          <table:table-cell table:style-name="ce7" table:formula="of:=IF([Rangs.C15]=&quot;&quot;;0;IF([Rangs.C15]=1;7;7-[Rangs.C15]))" office:value-type="float" office:value="0" calcext:value-type="float">
            <text:p>0</text:p>
          </table:table-cell>
          <table:table-cell table:style-name="ce7" table:formula="of:=IF([Rangs.D15]=&quot;&quot;;0;IF([Rangs.D15]=1;7;7-[Rangs.D15]))" office:value-type="float" office:value="0" calcext:value-type="float">
            <text:p>0</text:p>
          </table:table-cell>
          <table:table-cell table:style-name="ce7" table:formula="of:=IF([Rangs.E15]=&quot;&quot;;0;IF([Rangs.E15]=1;7;7-[Rangs.E15]))" office:value-type="float" office:value="0" calcext:value-type="float">
            <text:p>0</text:p>
          </table:table-cell>
          <table:table-cell table:style-name="ce7" table:formula="of:=IF([Rangs.F15]=&quot;&quot;;0;IF([Rangs.F15]=1;7;7-[Rangs.F15]))" office:value-type="float" office:value="0" calcext:value-type="float">
            <text:p>0</text:p>
          </table:table-cell>
          <table:table-cell table:style-name="ce7" table:formula="of:=IF([Rangs.G15]=&quot;&quot;;0;IF([Rangs.G15]=1;7;7-[Rangs.G15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3000 m</text:p>
          </table:table-cell>
          <table:table-cell table:style-name="ce7" table:formula="of:=IF([Rangs.B16]=&quot;&quot;;0;IF([Rangs.B16]=1;7;7-[Rangs.B16]))" office:value-type="float" office:value="0" calcext:value-type="float">
            <text:p>0</text:p>
          </table:table-cell>
          <table:table-cell table:style-name="ce7" table:formula="of:=IF([Rangs.C16]=&quot;&quot;;0;IF([Rangs.C16]=1;7;7-[Rangs.C16]))" office:value-type="float" office:value="0" calcext:value-type="float">
            <text:p>0</text:p>
          </table:table-cell>
          <table:table-cell table:style-name="ce7" table:formula="of:=IF([Rangs.D16]=&quot;&quot;;0;IF([Rangs.D16]=1;7;7-[Rangs.D16]))" office:value-type="float" office:value="0" calcext:value-type="float">
            <text:p>0</text:p>
          </table:table-cell>
          <table:table-cell table:style-name="ce7" table:formula="of:=IF([Rangs.E16]=&quot;&quot;;0;IF([Rangs.E16]=1;7;7-[Rangs.E16]))" office:value-type="float" office:value="0" calcext:value-type="float">
            <text:p>0</text:p>
          </table:table-cell>
          <table:table-cell table:style-name="ce7" table:formula="of:=IF([Rangs.F16]=&quot;&quot;;0;IF([Rangs.F16]=1;7;7-[Rangs.F16]))" office:value-type="float" office:value="0" calcext:value-type="float">
            <text:p>0</text:p>
          </table:table-cell>
          <table:table-cell table:style-name="ce7" table:formula="of:=IF([Rangs.G16]=&quot;&quot;;0;IF([Rangs.G16]=1;7;7-[Rangs.G16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500 m</text:p>
          </table:table-cell>
          <table:table-cell table:style-name="ce7" table:formula="of:=IF([Rangs.B17]=&quot;&quot;;0;IF([Rangs.B17]=1;7;7-[Rangs.B17]))" office:value-type="float" office:value="0" calcext:value-type="float">
            <text:p>0</text:p>
          </table:table-cell>
          <table:table-cell table:style-name="ce7" table:formula="of:=IF([Rangs.C17]=&quot;&quot;;0;IF([Rangs.C17]=1;7;7-[Rangs.C17]))" office:value-type="float" office:value="0" calcext:value-type="float">
            <text:p>0</text:p>
          </table:table-cell>
          <table:table-cell table:style-name="ce7" table:formula="of:=IF([Rangs.D17]=&quot;&quot;;0;IF([Rangs.D17]=1;7;7-[Rangs.D17]))" office:value-type="float" office:value="0" calcext:value-type="float">
            <text:p>0</text:p>
          </table:table-cell>
          <table:table-cell table:style-name="ce7" table:formula="of:=IF([Rangs.E17]=&quot;&quot;;0;IF([Rangs.E17]=1;7;7-[Rangs.E17]))" office:value-type="float" office:value="0" calcext:value-type="float">
            <text:p>0</text:p>
          </table:table-cell>
          <table:table-cell table:style-name="ce7" table:formula="of:=IF([Rangs.F17]=&quot;&quot;;0;IF([Rangs.F17]=1;7;7-[Rangs.F17]))" office:value-type="float" office:value="0" calcext:value-type="float">
            <text:p>0</text:p>
          </table:table-cell>
          <table:table-cell table:style-name="ce7" table:formula="of:=IF([Rangs.G17]=&quot;&quot;;0;IF([Rangs.G17]=1;7;7-[Rangs.G17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400 m</text:p>
          </table:table-cell>
          <table:table-cell table:style-name="ce7" table:formula="of:=IF([Rangs.B18]=&quot;&quot;;0;IF([Rangs.B18]=1;7;7-[Rangs.B18]))" office:value-type="float" office:value="0" calcext:value-type="float">
            <text:p>0</text:p>
          </table:table-cell>
          <table:table-cell table:style-name="ce7" table:formula="of:=IF([Rangs.C18]=&quot;&quot;;0;IF([Rangs.C18]=1;7;7-[Rangs.C18]))" office:value-type="float" office:value="0" calcext:value-type="float">
            <text:p>0</text:p>
          </table:table-cell>
          <table:table-cell table:style-name="ce7" table:formula="of:=IF([Rangs.D18]=&quot;&quot;;0;IF([Rangs.D18]=1;7;7-[Rangs.D18]))" office:value-type="float" office:value="0" calcext:value-type="float">
            <text:p>0</text:p>
          </table:table-cell>
          <table:table-cell table:style-name="ce7" table:formula="of:=IF([Rangs.E18]=&quot;&quot;;0;IF([Rangs.E18]=1;7;7-[Rangs.E18]))" office:value-type="float" office:value="0" calcext:value-type="float">
            <text:p>0</text:p>
          </table:table-cell>
          <table:table-cell table:style-name="ce7" table:formula="of:=IF([Rangs.F18]=&quot;&quot;;0;IF([Rangs.F18]=1;7;7-[Rangs.F18]))" office:value-type="float" office:value="0" calcext:value-type="float">
            <text:p>0</text:p>
          </table:table-cell>
          <table:table-cell table:style-name="ce7" table:formula="of:=IF([Rangs.G18]=&quot;&quot;;0;IF([Rangs.G18]=1;7;7-[Rangs.G18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Javelot</text:p>
          </table:table-cell>
          <table:table-cell table:style-name="ce7" table:formula="of:=IF([Rangs.B19]=&quot;&quot;;0;IF([Rangs.B19]=1;7;7-[Rangs.B19]))" office:value-type="float" office:value="0" calcext:value-type="float">
            <text:p>0</text:p>
          </table:table-cell>
          <table:table-cell table:style-name="ce7" table:formula="of:=IF([Rangs.C19]=&quot;&quot;;0;IF([Rangs.C19]=1;7;7-[Rangs.C19]))" office:value-type="float" office:value="0" calcext:value-type="float">
            <text:p>0</text:p>
          </table:table-cell>
          <table:table-cell table:style-name="ce7" table:formula="of:=IF([Rangs.D19]=&quot;&quot;;0;IF([Rangs.D19]=1;7;7-[Rangs.D19]))" office:value-type="float" office:value="0" calcext:value-type="float">
            <text:p>0</text:p>
          </table:table-cell>
          <table:table-cell table:style-name="ce7" table:formula="of:=IF([Rangs.E19]=&quot;&quot;;0;IF([Rangs.E19]=1;7;7-[Rangs.E19]))" office:value-type="float" office:value="0" calcext:value-type="float">
            <text:p>0</text:p>
          </table:table-cell>
          <table:table-cell table:style-name="ce7" table:formula="of:=IF([Rangs.F19]=&quot;&quot;;0;IF([Rangs.F19]=1;7;7-[Rangs.F19]))" office:value-type="float" office:value="0" calcext:value-type="float">
            <text:p>0</text:p>
          </table:table-cell>
          <table:table-cell table:style-name="ce7" table:formula="of:=IF([Rangs.G19]=&quot;&quot;;0;IF([Rangs.G19]=1;7;7-[Rangs.G19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Relais olympique</text:p>
          </table:table-cell>
          <table:table-cell table:style-name="ce7" table:formula="of:=IF([Rangs.B20]=&quot;&quot;;0;IF([Rangs.B20]=1;7;7-[Rangs.B20]))" office:value-type="float" office:value="0" calcext:value-type="float">
            <text:p>0</text:p>
          </table:table-cell>
          <table:table-cell table:style-name="ce7" table:formula="of:=IF([Rangs.C20]=&quot;&quot;;0;IF([Rangs.C20]=1;7;7-[Rangs.C20]))" office:value-type="float" office:value="0" calcext:value-type="float">
            <text:p>0</text:p>
          </table:table-cell>
          <table:table-cell table:style-name="ce7" table:formula="of:=IF([Rangs.D20]=&quot;&quot;;0;IF([Rangs.D20]=1;7;7-[Rangs.D20]))" office:value-type="float" office:value="0" calcext:value-type="float">
            <text:p>0</text:p>
          </table:table-cell>
          <table:table-cell table:style-name="ce7" table:formula="of:=IF([Rangs.E20]=&quot;&quot;;0;IF([Rangs.E20]=1;7;7-[Rangs.E20]))" office:value-type="float" office:value="0" calcext:value-type="float">
            <text:p>0</text:p>
          </table:table-cell>
          <table:table-cell table:style-name="ce7" table:formula="of:=IF([Rangs.F20]=&quot;&quot;;0;IF([Rangs.F20]=1;7;7-[Rangs.F20]))" office:value-type="float" office:value="0" calcext:value-type="float">
            <text:p>0</text:p>
          </table:table-cell>
          <table:table-cell table:style-name="ce7" table:formula="of:=IF([Rangs.G20]=&quot;&quot;;0;IF([Rangs.G20]=1;7;7-[Rangs.G20])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string" calcext:value-type="string">
            <text:p>Total points MAN</text:p>
          </table:table-cell>
          <table:table-cell table:style-name="ce8" table:formula="of:=SUM([.B2:.B20])" office:value-type="float" office:value="0" calcext:value-type="float">
            <text:p>0</text:p>
          </table:table-cell>
          <table:table-cell table:style-name="ce8" table:formula="of:=SUM([.C2:.C20])" office:value-type="float" office:value="0" calcext:value-type="float">
            <text:p>0</text:p>
          </table:table-cell>
          <table:table-cell table:style-name="ce8" table:formula="of:=SUM([.D2:.D20])" office:value-type="float" office:value="0" calcext:value-type="float">
            <text:p>0</text:p>
          </table:table-cell>
          <table:table-cell table:style-name="ce8" table:formula="of:=SUM([.E2:.E20])" office:value-type="float" office:value="0" calcext:value-type="float">
            <text:p>0</text:p>
          </table:table-cell>
          <table:table-cell table:style-name="ce8" table:formula="of:=SUM([.F2:.F20])" office:value-type="float" office:value="0" calcext:value-type="float">
            <text:p>0</text:p>
          </table:table-cell>
          <table:table-cell table:style-name="ce8" table:formula="of:=SUM([.G2:.G20]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21];[.$B21:.$G21])" office:value-type="float" office:value="1" calcext:value-type="float">
            <text:p>1</text:p>
          </table:table-cell>
          <table:table-cell table:style-name="ce9" table:formula="of:=RANK([.C21];[.$B21:.$G21])" office:value-type="float" office:value="1" calcext:value-type="float">
            <text:p>1</text:p>
          </table:table-cell>
          <table:table-cell table:style-name="ce9" table:formula="of:=RANK([.D21];[.$B21:.$G21])" office:value-type="float" office:value="1" calcext:value-type="float">
            <text:p>1</text:p>
          </table:table-cell>
          <table:table-cell table:style-name="ce9" table:formula="of:=RANK([.E21];[.$B21:.$G21])" office:value-type="float" office:value="1" calcext:value-type="float">
            <text:p>1</text:p>
          </table:table-cell>
          <table:table-cell table:style-name="ce9" table:formula="of:=RANK([.F21];[.$B21:.$G21])" office:value-type="float" office:value="1" calcext:value-type="float">
            <text:p>1</text:p>
          </table:table-cell>
          <table:table-cell table:style-name="ce9" table:formula="of:=RANK([.G21];[.$B21:.$G21])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WOM – Fe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table:style-name="ce2" office:value-type="string" calcext:value-type="string">
            <text:p>Marteau</text:p>
          </table:table-cell>
          <table:table-cell table:style-name="ce7" table:formula="of:=IF([Rangs.B25]=&quot;&quot;;0;IF([Rangs.B25]=1;7;7-[Rangs.B25]))" office:value-type="float" office:value="0" calcext:value-type="float">
            <text:p>0</text:p>
          </table:table-cell>
          <table:table-cell table:style-name="ce7" table:formula="of:=IF([Rangs.C25]=&quot;&quot;;0;IF([Rangs.C25]=1;7;7-[Rangs.C25]))" office:value-type="float" office:value="0" calcext:value-type="float">
            <text:p>0</text:p>
          </table:table-cell>
          <table:table-cell table:style-name="ce7" table:formula="of:=IF([Rangs.D25]=&quot;&quot;;0;IF([Rangs.D25]=1;7;7-[Rangs.D25]))" office:value-type="float" office:value="0" calcext:value-type="float">
            <text:p>0</text:p>
          </table:table-cell>
          <table:table-cell table:style-name="ce7" table:formula="of:=IF([Rangs.E25]=&quot;&quot;;0;IF([Rangs.E25]=1;7;7-[Rangs.E25]))" office:value-type="float" office:value="0" calcext:value-type="float">
            <text:p>0</text:p>
          </table:table-cell>
          <table:table-cell table:style-name="ce7" table:formula="of:=IF([Rangs.F25]=&quot;&quot;;0;IF([Rangs.F25]=1;7;7-[Rangs.F25]))" office:value-type="float" office:value="0" calcext:value-type="float">
            <text:p>0</text:p>
          </table:table-cell>
          <table:table-cell table:style-name="ce7" table:formula="of:=IF([Rangs.G25]=&quot;&quot;;0;IF([Rangs.G25]=1;7;7-[Rangs.G25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4x100m</text:p>
          </table:table-cell>
          <table:table-cell table:style-name="ce7" table:formula="of:=IF([Rangs.B26]=&quot;&quot;;0;IF([Rangs.B26]=1;7;7-[Rangs.B26]))" office:value-type="float" office:value="0" calcext:value-type="float">
            <text:p>0</text:p>
          </table:table-cell>
          <table:table-cell table:style-name="ce7" table:formula="of:=IF([Rangs.C26]=&quot;&quot;;0;IF([Rangs.C26]=1;7;7-[Rangs.C26]))" office:value-type="float" office:value="0" calcext:value-type="float">
            <text:p>0</text:p>
          </table:table-cell>
          <table:table-cell table:style-name="ce7" table:formula="of:=IF([Rangs.D26]=&quot;&quot;;0;IF([Rangs.D26]=1;7;7-[Rangs.D26]))" office:value-type="float" office:value="0" calcext:value-type="float">
            <text:p>0</text:p>
          </table:table-cell>
          <table:table-cell table:style-name="ce7" table:formula="of:=IF([Rangs.E26]=&quot;&quot;;0;IF([Rangs.E26]=1;7;7-[Rangs.E26]))" office:value-type="float" office:value="0" calcext:value-type="float">
            <text:p>0</text:p>
          </table:table-cell>
          <table:table-cell table:style-name="ce7" table:formula="of:=IF([Rangs.F26]=&quot;&quot;;0;IF([Rangs.F26]=1;7;7-[Rangs.F26]))" office:value-type="float" office:value="0" calcext:value-type="float">
            <text:p>0</text:p>
          </table:table-cell>
          <table:table-cell table:style-name="ce7" table:formula="of:=IF([Rangs.G26]=&quot;&quot;;0;IF([Rangs.G26]=1;7;7-[Rangs.G26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Perche</text:p>
          </table:table-cell>
          <table:table-cell table:style-name="ce7" table:formula="of:=IF([Rangs.B27]=&quot;&quot;;0;IF([Rangs.B27]=1;7;7-[Rangs.B27]))" office:value-type="float" office:value="0" calcext:value-type="float">
            <text:p>0</text:p>
          </table:table-cell>
          <table:table-cell table:style-name="ce7" table:formula="of:=IF([Rangs.C27]=&quot;&quot;;0;IF([Rangs.C27]=1;7;7-[Rangs.C27]))" office:value-type="float" office:value="0" calcext:value-type="float">
            <text:p>0</text:p>
          </table:table-cell>
          <table:table-cell table:style-name="ce7" table:formula="of:=IF([Rangs.D27]=&quot;&quot;;0;IF([Rangs.D27]=1;7;7-[Rangs.D27]))" office:value-type="float" office:value="0" calcext:value-type="float">
            <text:p>0</text:p>
          </table:table-cell>
          <table:table-cell table:style-name="ce7" table:formula="of:=IF([Rangs.E27]=&quot;&quot;;0;IF([Rangs.E27]=1;7;7-[Rangs.E27]))" office:value-type="float" office:value="0" calcext:value-type="float">
            <text:p>0</text:p>
          </table:table-cell>
          <table:table-cell table:style-name="ce7" table:formula="of:=IF([Rangs.F27]=&quot;&quot;;0;IF([Rangs.F27]=1;7;7-[Rangs.F27]))" office:value-type="float" office:value="0" calcext:value-type="float">
            <text:p>0</text:p>
          </table:table-cell>
          <table:table-cell table:style-name="ce7" table:formula="of:=IF([Rangs.G27]=&quot;&quot;;0;IF([Rangs.G27]=1;7;7-[Rangs.G27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Hauteur</text:p>
          </table:table-cell>
          <table:table-cell table:style-name="ce7" table:formula="of:=IF([Rangs.B28]=&quot;&quot;;0;IF([Rangs.B28]=1;7;7-[Rangs.B28]))" office:value-type="float" office:value="0" calcext:value-type="float">
            <text:p>0</text:p>
          </table:table-cell>
          <table:table-cell table:style-name="ce7" table:formula="of:=IF([Rangs.C28]=&quot;&quot;;0;IF([Rangs.C28]=1;7;7-[Rangs.C28]))" office:value-type="float" office:value="0" calcext:value-type="float">
            <text:p>0</text:p>
          </table:table-cell>
          <table:table-cell table:style-name="ce7" table:formula="of:=IF([Rangs.D28]=&quot;&quot;;0;IF([Rangs.D28]=1;7;7-[Rangs.D28]))" office:value-type="float" office:value="0" calcext:value-type="float">
            <text:p>0</text:p>
          </table:table-cell>
          <table:table-cell table:style-name="ce7" table:formula="of:=IF([Rangs.E28]=&quot;&quot;;0;IF([Rangs.E28]=1;7;7-[Rangs.E28]))" office:value-type="float" office:value="0" calcext:value-type="float">
            <text:p>0</text:p>
          </table:table-cell>
          <table:table-cell table:style-name="ce7" table:formula="of:=IF([Rangs.F28]=&quot;&quot;;0;IF([Rangs.F28]=1;7;7-[Rangs.F28]))" office:value-type="float" office:value="0" calcext:value-type="float">
            <text:p>0</text:p>
          </table:table-cell>
          <table:table-cell table:style-name="ce7" table:formula="of:=IF([Rangs.G28]=&quot;&quot;;0;IF([Rangs.G28]=1;7;7-[Rangs.G28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00m haies</text:p>
          </table:table-cell>
          <table:table-cell table:style-name="ce7" table:formula="of:=IF([Rangs.B29]=&quot;&quot;;0;IF([Rangs.B29]=1;7;7-[Rangs.B29]))" office:value-type="float" office:value="0" calcext:value-type="float">
            <text:p>0</text:p>
          </table:table-cell>
          <table:table-cell table:style-name="ce7" table:formula="of:=IF([Rangs.C29]=&quot;&quot;;0;IF([Rangs.C29]=1;7;7-[Rangs.C29]))" office:value-type="float" office:value="0" calcext:value-type="float">
            <text:p>0</text:p>
          </table:table-cell>
          <table:table-cell table:style-name="ce7" table:formula="of:=IF([Rangs.D29]=&quot;&quot;;0;IF([Rangs.D29]=1;7;7-[Rangs.D29]))" office:value-type="float" office:value="0" calcext:value-type="float">
            <text:p>0</text:p>
          </table:table-cell>
          <table:table-cell table:style-name="ce7" table:formula="of:=IF([Rangs.E29]=&quot;&quot;;0;IF([Rangs.E29]=1;7;7-[Rangs.E29]))" office:value-type="float" office:value="0" calcext:value-type="float">
            <text:p>0</text:p>
          </table:table-cell>
          <table:table-cell table:style-name="ce7" table:formula="of:=IF([Rangs.F29]=&quot;&quot;;0;IF([Rangs.F29]=1;7;7-[Rangs.F29]))" office:value-type="float" office:value="0" calcext:value-type="float">
            <text:p>0</text:p>
          </table:table-cell>
          <table:table-cell table:style-name="ce7" table:formula="of:=IF([Rangs.G29]=&quot;&quot;;0;IF([Rangs.G29]=1;7;7-[Rangs.G29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Disque</text:p>
          </table:table-cell>
          <table:table-cell table:style-name="ce7" table:formula="of:=IF([Rangs.B30]=&quot;&quot;;0;IF([Rangs.B30]=1;7;7-[Rangs.B30]))" office:value-type="float" office:value="0" calcext:value-type="float">
            <text:p>0</text:p>
          </table:table-cell>
          <table:table-cell table:style-name="ce7" table:formula="of:=IF([Rangs.C30]=&quot;&quot;;0;IF([Rangs.C30]=1;7;7-[Rangs.C30]))" office:value-type="float" office:value="0" calcext:value-type="float">
            <text:p>0</text:p>
          </table:table-cell>
          <table:table-cell table:style-name="ce7" table:formula="of:=IF([Rangs.D30]=&quot;&quot;;0;IF([Rangs.D30]=1;7;7-[Rangs.D30]))" office:value-type="float" office:value="0" calcext:value-type="float">
            <text:p>0</text:p>
          </table:table-cell>
          <table:table-cell table:style-name="ce7" table:formula="of:=IF([Rangs.E30]=&quot;&quot;;0;IF([Rangs.E30]=1;7;7-[Rangs.E30]))" office:value-type="float" office:value="0" calcext:value-type="float">
            <text:p>0</text:p>
          </table:table-cell>
          <table:table-cell table:style-name="ce7" table:formula="of:=IF([Rangs.F30]=&quot;&quot;;0;IF([Rangs.F30]=1;7;7-[Rangs.F30]))" office:value-type="float" office:value="0" calcext:value-type="float">
            <text:p>0</text:p>
          </table:table-cell>
          <table:table-cell table:style-name="ce7" table:formula="of:=IF([Rangs.G30]=&quot;&quot;;0;IF([Rangs.G30]=1;7;7-[Rangs.G30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00 m</text:p>
          </table:table-cell>
          <table:table-cell table:style-name="ce7" table:formula="of:=IF([Rangs.B31]=&quot;&quot;;0;IF([Rangs.B31]=1;7;7-[Rangs.B31]))" office:value-type="float" office:value="0" calcext:value-type="float">
            <text:p>0</text:p>
          </table:table-cell>
          <table:table-cell table:style-name="ce7" table:formula="of:=IF([Rangs.C31]=&quot;&quot;;0;IF([Rangs.C31]=1;7;7-[Rangs.C31]))" office:value-type="float" office:value="0" calcext:value-type="float">
            <text:p>0</text:p>
          </table:table-cell>
          <table:table-cell table:style-name="ce7" table:formula="of:=IF([Rangs.D31]=&quot;&quot;;0;IF([Rangs.D31]=1;7;7-[Rangs.D31]))" office:value-type="float" office:value="0" calcext:value-type="float">
            <text:p>0</text:p>
          </table:table-cell>
          <table:table-cell table:style-name="ce7" table:formula="of:=IF([Rangs.E31]=&quot;&quot;;0;IF([Rangs.E31]=1;7;7-[Rangs.E31]))" office:value-type="float" office:value="0" calcext:value-type="float">
            <text:p>0</text:p>
          </table:table-cell>
          <table:table-cell table:style-name="ce7" table:formula="of:=IF([Rangs.F31]=&quot;&quot;;0;IF([Rangs.F31]=1;7;7-[Rangs.F31]))" office:value-type="float" office:value="0" calcext:value-type="float">
            <text:p>0</text:p>
          </table:table-cell>
          <table:table-cell table:style-name="ce7" table:formula="of:=IF([Rangs.G31]=&quot;&quot;;0;IF([Rangs.G31]=1;7;7-[Rangs.G31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Longueur</text:p>
          </table:table-cell>
          <table:table-cell table:style-name="ce7" table:formula="of:=IF([Rangs.B32]=&quot;&quot;;0;IF([Rangs.B32]=1;7;7-[Rangs.B32]))" office:value-type="float" office:value="0" calcext:value-type="float">
            <text:p>0</text:p>
          </table:table-cell>
          <table:table-cell table:style-name="ce7" table:formula="of:=IF([Rangs.C32]=&quot;&quot;;0;IF([Rangs.C32]=1;7;7-[Rangs.C32]))" office:value-type="float" office:value="0" calcext:value-type="float">
            <text:p>0</text:p>
          </table:table-cell>
          <table:table-cell table:style-name="ce7" table:formula="of:=IF([Rangs.D32]=&quot;&quot;;0;IF([Rangs.D32]=1;7;7-[Rangs.D32]))" office:value-type="float" office:value="0" calcext:value-type="float">
            <text:p>0</text:p>
          </table:table-cell>
          <table:table-cell table:style-name="ce7" table:formula="of:=IF([Rangs.E32]=&quot;&quot;;0;IF([Rangs.E32]=1;7;7-[Rangs.E32]))" office:value-type="float" office:value="0" calcext:value-type="float">
            <text:p>0</text:p>
          </table:table-cell>
          <table:table-cell table:style-name="ce7" table:formula="of:=IF([Rangs.F32]=&quot;&quot;;0;IF([Rangs.F32]=1;7;7-[Rangs.F32]))" office:value-type="float" office:value="0" calcext:value-type="float">
            <text:p>0</text:p>
          </table:table-cell>
          <table:table-cell table:style-name="ce7" table:formula="of:=IF([Rangs.G32]=&quot;&quot;;0;IF([Rangs.G32]=1;7;7-[Rangs.G32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800 m</text:p>
          </table:table-cell>
          <table:table-cell table:style-name="ce7" table:formula="of:=IF([Rangs.B33]=&quot;&quot;;0;IF([Rangs.B33]=1;7;7-[Rangs.B33]))" office:value-type="float" office:value="0" calcext:value-type="float">
            <text:p>0</text:p>
          </table:table-cell>
          <table:table-cell table:style-name="ce7" table:formula="of:=IF([Rangs.C33]=&quot;&quot;;0;IF([Rangs.C33]=1;7;7-[Rangs.C33]))" office:value-type="float" office:value="0" calcext:value-type="float">
            <text:p>0</text:p>
          </table:table-cell>
          <table:table-cell table:style-name="ce7" table:formula="of:=IF([Rangs.D33]=&quot;&quot;;0;IF([Rangs.D33]=1;7;7-[Rangs.D33]))" office:value-type="float" office:value="0" calcext:value-type="float">
            <text:p>0</text:p>
          </table:table-cell>
          <table:table-cell table:style-name="ce7" table:formula="of:=IF([Rangs.E33]=&quot;&quot;;0;IF([Rangs.E33]=1;7;7-[Rangs.E33]))" office:value-type="float" office:value="0" calcext:value-type="float">
            <text:p>0</text:p>
          </table:table-cell>
          <table:table-cell table:style-name="ce7" table:formula="of:=IF([Rangs.F33]=&quot;&quot;;0;IF([Rangs.F33]=1;7;7-[Rangs.F33]))" office:value-type="float" office:value="0" calcext:value-type="float">
            <text:p>0</text:p>
          </table:table-cell>
          <table:table-cell table:style-name="ce7" table:formula="of:=IF([Rangs.G33]=&quot;&quot;;0;IF([Rangs.G33]=1;7;7-[Rangs.G33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Poids</text:p>
          </table:table-cell>
          <table:table-cell table:style-name="ce7" table:formula="of:=IF([Rangs.B34]=&quot;&quot;;0;IF([Rangs.B34]=1;7;7-[Rangs.B34]))" office:value-type="float" office:value="0" calcext:value-type="float">
            <text:p>0</text:p>
          </table:table-cell>
          <table:table-cell table:style-name="ce7" table:formula="of:=IF([Rangs.C34]=&quot;&quot;;0;IF([Rangs.C34]=1;7;7-[Rangs.C34]))" office:value-type="float" office:value="0" calcext:value-type="float">
            <text:p>0</text:p>
          </table:table-cell>
          <table:table-cell table:style-name="ce7" table:formula="of:=IF([Rangs.D34]=&quot;&quot;;0;IF([Rangs.D34]=1;7;7-[Rangs.D34]))" office:value-type="float" office:value="0" calcext:value-type="float">
            <text:p>0</text:p>
          </table:table-cell>
          <table:table-cell table:style-name="ce7" table:formula="of:=IF([Rangs.E34]=&quot;&quot;;0;IF([Rangs.E34]=1;7;7-[Rangs.E34]))" office:value-type="float" office:value="0" calcext:value-type="float">
            <text:p>0</text:p>
          </table:table-cell>
          <table:table-cell table:style-name="ce7" table:formula="of:=IF([Rangs.F34]=&quot;&quot;;0;IF([Rangs.F34]=1;7;7-[Rangs.F34]))" office:value-type="float" office:value="0" calcext:value-type="float">
            <text:p>0</text:p>
          </table:table-cell>
          <table:table-cell table:style-name="ce7" table:formula="of:=IF([Rangs.G34]=&quot;&quot;;0;IF([Rangs.G34]=1;7;7-[Rangs.G34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400 m haies</text:p>
          </table:table-cell>
          <table:table-cell table:style-name="ce7" table:formula="of:=IF([Rangs.B35]=&quot;&quot;;0;IF([Rangs.B35]=1;7;7-[Rangs.B35]))" office:value-type="float" office:value="0" calcext:value-type="float">
            <text:p>0</text:p>
          </table:table-cell>
          <table:table-cell table:style-name="ce7" table:formula="of:=IF([Rangs.C35]=&quot;&quot;;0;IF([Rangs.C35]=1;7;7-[Rangs.C35]))" office:value-type="float" office:value="0" calcext:value-type="float">
            <text:p>0</text:p>
          </table:table-cell>
          <table:table-cell table:style-name="ce7" table:formula="of:=IF([Rangs.D35]=&quot;&quot;;0;IF([Rangs.D35]=1;7;7-[Rangs.D35]))" office:value-type="float" office:value="0" calcext:value-type="float">
            <text:p>0</text:p>
          </table:table-cell>
          <table:table-cell table:style-name="ce7" table:formula="of:=IF([Rangs.E35]=&quot;&quot;;0;IF([Rangs.E35]=1;7;7-[Rangs.E35]))" office:value-type="float" office:value="0" calcext:value-type="float">
            <text:p>0</text:p>
          </table:table-cell>
          <table:table-cell table:style-name="ce7" table:formula="of:=IF([Rangs.F35]=&quot;&quot;;0;IF([Rangs.F35]=1;7;7-[Rangs.F35]))" office:value-type="float" office:value="0" calcext:value-type="float">
            <text:p>0</text:p>
          </table:table-cell>
          <table:table-cell table:style-name="ce7" table:formula="of:=IF([Rangs.G35]=&quot;&quot;;0;IF([Rangs.G35]=1;7;7-[Rangs.G35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200 m</text:p>
          </table:table-cell>
          <table:table-cell table:style-name="ce7" table:formula="of:=IF([Rangs.B36]=&quot;&quot;;0;IF([Rangs.B36]=1;7;7-[Rangs.B36]))" office:value-type="float" office:value="0" calcext:value-type="float">
            <text:p>0</text:p>
          </table:table-cell>
          <table:table-cell table:style-name="ce7" table:formula="of:=IF([Rangs.C36]=&quot;&quot;;0;IF([Rangs.C36]=1;7;7-[Rangs.C36]))" office:value-type="float" office:value="0" calcext:value-type="float">
            <text:p>0</text:p>
          </table:table-cell>
          <table:table-cell table:style-name="ce7" table:formula="of:=IF([Rangs.D36]=&quot;&quot;;0;IF([Rangs.D36]=1;7;7-[Rangs.D36]))" office:value-type="float" office:value="0" calcext:value-type="float">
            <text:p>0</text:p>
          </table:table-cell>
          <table:table-cell table:style-name="ce7" table:formula="of:=IF([Rangs.E36]=&quot;&quot;;0;IF([Rangs.E36]=1;7;7-[Rangs.E36]))" office:value-type="float" office:value="0" calcext:value-type="float">
            <text:p>0</text:p>
          </table:table-cell>
          <table:table-cell table:style-name="ce7" table:formula="of:=IF([Rangs.F36]=&quot;&quot;;0;IF([Rangs.F36]=1;7;7-[Rangs.F36]))" office:value-type="float" office:value="0" calcext:value-type="float">
            <text:p>0</text:p>
          </table:table-cell>
          <table:table-cell table:style-name="ce7" table:formula="of:=IF([Rangs.G36]=&quot;&quot;;0;IF([Rangs.G36]=1;7;7-[Rangs.G36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Javelot</text:p>
          </table:table-cell>
          <table:table-cell table:style-name="ce7" table:formula="of:=IF([Rangs.B37]=&quot;&quot;;0;IF([Rangs.B37]=1;7;7-[Rangs.B37]))" office:value-type="float" office:value="0" calcext:value-type="float">
            <text:p>0</text:p>
          </table:table-cell>
          <table:table-cell table:style-name="ce7" table:formula="of:=IF([Rangs.C37]=&quot;&quot;;0;IF([Rangs.C37]=1;7;7-[Rangs.C37]))" office:value-type="float" office:value="0" calcext:value-type="float">
            <text:p>0</text:p>
          </table:table-cell>
          <table:table-cell table:style-name="ce7" table:formula="of:=IF([Rangs.D37]=&quot;&quot;;0;IF([Rangs.D37]=1;7;7-[Rangs.D37]))" office:value-type="float" office:value="0" calcext:value-type="float">
            <text:p>0</text:p>
          </table:table-cell>
          <table:table-cell table:style-name="ce7" table:formula="of:=IF([Rangs.E37]=&quot;&quot;;0;IF([Rangs.E37]=1;7;7-[Rangs.E37]))" office:value-type="float" office:value="0" calcext:value-type="float">
            <text:p>0</text:p>
          </table:table-cell>
          <table:table-cell table:style-name="ce7" table:formula="of:=IF([Rangs.F37]=&quot;&quot;;0;IF([Rangs.F37]=1;7;7-[Rangs.F37]))" office:value-type="float" office:value="0" calcext:value-type="float">
            <text:p>0</text:p>
          </table:table-cell>
          <table:table-cell table:style-name="ce7" table:formula="of:=IF([Rangs.G37]=&quot;&quot;;0;IF([Rangs.G37]=1;7;7-[Rangs.G37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3000 m</text:p>
          </table:table-cell>
          <table:table-cell table:style-name="ce7" table:formula="of:=IF([Rangs.B38]=&quot;&quot;;0;IF([Rangs.B38]=1;7;7-[Rangs.B38]))" office:value-type="float" office:value="0" calcext:value-type="float">
            <text:p>0</text:p>
          </table:table-cell>
          <table:table-cell table:style-name="ce7" table:formula="of:=IF([Rangs.C38]=&quot;&quot;;0;IF([Rangs.C38]=1;7;7-[Rangs.C38]))" office:value-type="float" office:value="0" calcext:value-type="float">
            <text:p>0</text:p>
          </table:table-cell>
          <table:table-cell table:style-name="ce7" table:formula="of:=IF([Rangs.D38]=&quot;&quot;;0;IF([Rangs.D38]=1;7;7-[Rangs.D38]))" office:value-type="float" office:value="0" calcext:value-type="float">
            <text:p>0</text:p>
          </table:table-cell>
          <table:table-cell table:style-name="ce7" table:formula="of:=IF([Rangs.E38]=&quot;&quot;;0;IF([Rangs.E38]=1;7;7-[Rangs.E38]))" office:value-type="float" office:value="0" calcext:value-type="float">
            <text:p>0</text:p>
          </table:table-cell>
          <table:table-cell table:style-name="ce7" table:formula="of:=IF([Rangs.F38]=&quot;&quot;;0;IF([Rangs.F38]=1;7;7-[Rangs.F38]))" office:value-type="float" office:value="0" calcext:value-type="float">
            <text:p>0</text:p>
          </table:table-cell>
          <table:table-cell table:style-name="ce7" table:formula="of:=IF([Rangs.G38]=&quot;&quot;;0;IF([Rangs.G38]=1;7;7-[Rangs.G38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500 m</text:p>
          </table:table-cell>
          <table:table-cell table:style-name="ce7" table:formula="of:=IF([Rangs.B39]=&quot;&quot;;0;IF([Rangs.B39]=1;7;7-[Rangs.B39]))" office:value-type="float" office:value="0" calcext:value-type="float">
            <text:p>0</text:p>
          </table:table-cell>
          <table:table-cell table:style-name="ce7" table:formula="of:=IF([Rangs.C39]=&quot;&quot;;0;IF([Rangs.C39]=1;7;7-[Rangs.C39]))" office:value-type="float" office:value="0" calcext:value-type="float">
            <text:p>0</text:p>
          </table:table-cell>
          <table:table-cell table:style-name="ce7" table:formula="of:=IF([Rangs.D39]=&quot;&quot;;0;IF([Rangs.D39]=1;7;7-[Rangs.D39]))" office:value-type="float" office:value="0" calcext:value-type="float">
            <text:p>0</text:p>
          </table:table-cell>
          <table:table-cell table:style-name="ce7" table:formula="of:=IF([Rangs.E39]=&quot;&quot;;0;IF([Rangs.E39]=1;7;7-[Rangs.E39]))" office:value-type="float" office:value="0" calcext:value-type="float">
            <text:p>0</text:p>
          </table:table-cell>
          <table:table-cell table:style-name="ce7" table:formula="of:=IF([Rangs.F39]=&quot;&quot;;0;IF([Rangs.F39]=1;7;7-[Rangs.F39]))" office:value-type="float" office:value="0" calcext:value-type="float">
            <text:p>0</text:p>
          </table:table-cell>
          <table:table-cell table:style-name="ce7" table:formula="of:=IF([Rangs.G39]=&quot;&quot;;0;IF([Rangs.G39]=1;7;7-[Rangs.G39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Triple</text:p>
          </table:table-cell>
          <table:table-cell table:style-name="ce7" table:formula="of:=IF([Rangs.B40]=&quot;&quot;;0;IF([Rangs.B40]=1;7;7-[Rangs.B40]))" office:value-type="float" office:value="0" calcext:value-type="float">
            <text:p>0</text:p>
          </table:table-cell>
          <table:table-cell table:style-name="ce7" table:formula="of:=IF([Rangs.C40]=&quot;&quot;;0;IF([Rangs.C40]=1;7;7-[Rangs.C40]))" office:value-type="float" office:value="0" calcext:value-type="float">
            <text:p>0</text:p>
          </table:table-cell>
          <table:table-cell table:style-name="ce7" table:formula="of:=IF([Rangs.D40]=&quot;&quot;;0;IF([Rangs.D40]=1;7;7-[Rangs.D40]))" office:value-type="float" office:value="0" calcext:value-type="float">
            <text:p>0</text:p>
          </table:table-cell>
          <table:table-cell table:style-name="ce7" table:formula="of:=IF([Rangs.E40]=&quot;&quot;;0;IF([Rangs.E40]=1;7;7-[Rangs.E40]))" office:value-type="float" office:value="0" calcext:value-type="float">
            <text:p>0</text:p>
          </table:table-cell>
          <table:table-cell table:style-name="ce7" table:formula="of:=IF([Rangs.F40]=&quot;&quot;;0;IF([Rangs.F40]=1;7;7-[Rangs.F40]))" office:value-type="float" office:value="0" calcext:value-type="float">
            <text:p>0</text:p>
          </table:table-cell>
          <table:table-cell table:style-name="ce7" table:formula="of:=IF([Rangs.G40]=&quot;&quot;;0;IF([Rangs.G40]=1;7;7-[Rangs.G40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400 m</text:p>
          </table:table-cell>
          <table:table-cell table:style-name="ce7" table:formula="of:=IF([Rangs.B41]=&quot;&quot;;0;IF([Rangs.B41]=1;7;7-[Rangs.B41]))" office:value-type="float" office:value="0" calcext:value-type="float">
            <text:p>0</text:p>
          </table:table-cell>
          <table:table-cell table:style-name="ce7" table:formula="of:=IF([Rangs.C41]=&quot;&quot;;0;IF([Rangs.C41]=1;7;7-[Rangs.C41]))" office:value-type="float" office:value="0" calcext:value-type="float">
            <text:p>0</text:p>
          </table:table-cell>
          <table:table-cell table:style-name="ce7" table:formula="of:=IF([Rangs.D41]=&quot;&quot;;0;IF([Rangs.D41]=1;7;7-[Rangs.D41]))" office:value-type="float" office:value="0" calcext:value-type="float">
            <text:p>0</text:p>
          </table:table-cell>
          <table:table-cell table:style-name="ce7" table:formula="of:=IF([Rangs.E41]=&quot;&quot;;0;IF([Rangs.E41]=1;7;7-[Rangs.E41]))" office:value-type="float" office:value="0" calcext:value-type="float">
            <text:p>0</text:p>
          </table:table-cell>
          <table:table-cell table:style-name="ce7" table:formula="of:=IF([Rangs.F41]=&quot;&quot;;0;IF([Rangs.F41]=1;7;7-[Rangs.F41]))" office:value-type="float" office:value="0" calcext:value-type="float">
            <text:p>0</text:p>
          </table:table-cell>
          <table:table-cell table:style-name="ce7" table:formula="of:=IF([Rangs.G41]=&quot;&quot;;0;IF([Rangs.G41]=1;7;7-[Rangs.G41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Relais olympique</text:p>
          </table:table-cell>
          <table:table-cell table:style-name="ce7" table:formula="of:=IF([Rangs.B42]=&quot;&quot;;0;IF([Rangs.B42]=1;7;7-[Rangs.B42]))" office:value-type="float" office:value="0" calcext:value-type="float">
            <text:p>0</text:p>
          </table:table-cell>
          <table:table-cell table:style-name="ce7" table:formula="of:=IF([Rangs.C42]=&quot;&quot;;0;IF([Rangs.C42]=1;7;7-[Rangs.C42]))" office:value-type="float" office:value="0" calcext:value-type="float">
            <text:p>0</text:p>
          </table:table-cell>
          <table:table-cell table:style-name="ce7" table:formula="of:=IF([Rangs.D42]=&quot;&quot;;0;IF([Rangs.D42]=1;7;7-[Rangs.D42]))" office:value-type="float" office:value="0" calcext:value-type="float">
            <text:p>0</text:p>
          </table:table-cell>
          <table:table-cell table:style-name="ce7" table:formula="of:=IF([Rangs.E42]=&quot;&quot;;0;IF([Rangs.E42]=1;7;7-[Rangs.E42]))" office:value-type="float" office:value="0" calcext:value-type="float">
            <text:p>0</text:p>
          </table:table-cell>
          <table:table-cell table:style-name="ce7" table:formula="of:=IF([Rangs.F42]=&quot;&quot;;0;IF([Rangs.F42]=1;7;7-[Rangs.F42]))" office:value-type="float" office:value="0" calcext:value-type="float">
            <text:p>0</text:p>
          </table:table-cell>
          <table:table-cell table:style-name="ce7" table:formula="of:=IF([Rangs.G42]=&quot;&quot;;0;IF([Rangs.G42]=1;7;7-[Rangs.G42])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string" calcext:value-type="string">
            <text:p>Total points WOM</text:p>
          </table:table-cell>
          <table:table-cell table:style-name="ce8" table:formula="of:=SUM([.B25:.B42])" office:value-type="float" office:value="0" calcext:value-type="float">
            <text:p>0</text:p>
          </table:table-cell>
          <table:table-cell table:style-name="ce8" table:formula="of:=SUM([.C25:.C42])" office:value-type="float" office:value="0" calcext:value-type="float">
            <text:p>0</text:p>
          </table:table-cell>
          <table:table-cell table:style-name="ce8" table:formula="of:=SUM([.D25:.D42])" office:value-type="float" office:value="0" calcext:value-type="float">
            <text:p>0</text:p>
          </table:table-cell>
          <table:table-cell table:style-name="ce8" table:formula="of:=SUM([.E25:.E42])" office:value-type="float" office:value="0" calcext:value-type="float">
            <text:p>0</text:p>
          </table:table-cell>
          <table:table-cell table:style-name="ce8" table:formula="of:=SUM([.F25:.F42])" office:value-type="float" office:value="0" calcext:value-type="float">
            <text:p>0</text:p>
          </table:table-cell>
          <table:table-cell table:style-name="ce8" table:formula="of:=SUM([.G25:.G42]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43];[.$B43:.$G43])" office:value-type="float" office:value="1" calcext:value-type="float">
            <text:p>1</text:p>
          </table:table-cell>
          <table:table-cell table:style-name="ce9" table:formula="of:=RANK([.C43];[.$B43:.$G43])" office:value-type="float" office:value="1" calcext:value-type="float">
            <text:p>1</text:p>
          </table:table-cell>
          <table:table-cell table:style-name="ce9" table:formula="of:=RANK([.D43];[.$B43:.$G43])" office:value-type="float" office:value="1" calcext:value-type="float">
            <text:p>1</text:p>
          </table:table-cell>
          <table:table-cell table:style-name="ce9" table:formula="of:=RANK([.E43];[.$B43:.$G43])" office:value-type="float" office:value="1" calcext:value-type="float">
            <text:p>1</text:p>
          </table:table-cell>
          <table:table-cell table:style-name="ce9" table:formula="of:=RANK([.F43];[.$B43:.$G43])" office:value-type="float" office:value="1" calcext:value-type="float">
            <text:p>1</text:p>
          </table:table-cell>
          <table:table-cell table:style-name="ce9" table:formula="of:=RANK([.G43];[.$B43:.$G43])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calcext:value-type="string">
            <text:p>Totaux</text:p>
          </table:table-cell>
          <table:table-cell table:style-name="ce11" table:formula="of:=[.B21]+[.B43]" office:value-type="float" office:value="0" calcext:value-type="float">
            <text:p>0</text:p>
          </table:table-cell>
          <table:table-cell table:style-name="ce11" table:formula="of:=[.C21]+[.C43]" office:value-type="float" office:value="0" calcext:value-type="float">
            <text:p>0</text:p>
          </table:table-cell>
          <table:table-cell table:style-name="ce11" table:formula="of:=[.D21]+[.D43]" office:value-type="float" office:value="0" calcext:value-type="float">
            <text:p>0</text:p>
          </table:table-cell>
          <table:table-cell table:style-name="ce11" table:formula="of:=[.E21]+[.E43]" office:value-type="float" office:value="0" calcext:value-type="float">
            <text:p>0</text:p>
          </table:table-cell>
          <table:table-cell table:style-name="ce11" table:formula="of:=[.F21]+[.F43]" office:value-type="float" office:value="0" calcext:value-type="float">
            <text:p>0</text:p>
          </table:table-cell>
          <table:table-cell table:style-name="ce11" table:formula="of:=[.G21]+[.G43]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46];[.$B46:.$G46])" office:value-type="float" office:value="1" calcext:value-type="float">
            <text:p>1</text:p>
          </table:table-cell>
          <table:table-cell table:style-name="ce9" table:formula="of:=RANK([.C46];[.$B46:.$G46])" office:value-type="float" office:value="1" calcext:value-type="float">
            <text:p>1</text:p>
          </table:table-cell>
          <table:table-cell table:style-name="ce9" table:formula="of:=RANK([.D46];[.$B46:.$G46])" office:value-type="float" office:value="1" calcext:value-type="float">
            <text:p>1</text:p>
          </table:table-cell>
          <table:table-cell table:style-name="ce9" table:formula="of:=RANK([.E46];[.$B46:.$G46])" office:value-type="float" office:value="1" calcext:value-type="float">
            <text:p>1</text:p>
          </table:table-cell>
          <table:table-cell table:style-name="ce9" table:formula="of:=RANK([.F46];[.$B46:.$G46])" office:value-type="float" office:value="1" calcext:value-type="float">
            <text:p>1</text:p>
          </table:table-cell>
          <table:table-cell table:style-name="ce9" table:formula="of:=RANK([.G46];[.$B46:.$G46])" office:value-type="float" office:value="1" calcext:value-type="float">
            <text:p>1</text:p>
          </table:table-cell>
        </table:table-row>
        <table:table-row table:style-name="ro2" table:number-rows-repeated="104852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xport_CSV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.00.0000</text:date>, <text:time style:data-style-name="N2" text:time-value="21:02:00.5977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37:53.656299000</meta:creation-date>
    <dc:date>2018-05-10T21:05:05.908085000</dc:date>
    <meta:editing-duration>PT13M25S</meta:editing-duration>
    <meta:editing-cycles>5</meta:editing-cycles>
    <meta:generator>LibreOffice/5.4.5.1$MacOSX_X86_64 LibreOffice_project/79c9829dd5d8054ec39a82dc51cd9eff340dbee8</meta:generator>
    <meta:document-statistic meta:table-count="3" meta:cell-count="1254" meta:object-count="4"/>
  </office:meta>
</office:document-meta>
</file>